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scadia Code ExtraLight" svg:font-family="'Cascadia Code ExtraLight'" style:font-family-generic="modern" style:font-pitch="fixed"/>
    <style:font-face style:name="Cascadia Mono1" svg:font-family="'Cascadia Mono'" style:font-family-generic="modern" style:font-pitch="fixed"/>
    <style:font-face style:name="Cascadia Mono" svg:font-family="'Cascadia Mono'" style:font-adornments="Italic" style:font-family-generic="modern" style:font-pitch="fixed"/>
    <style:font-face style:name="AniMe Matrix - MB_EN" svg:font-family="'AniMe Matrix - MB_EN'" style:font-pitch="variable"/>
    <style:font-face style:name="Devil Candle PERSONAL USE" svg:font-family="'Devil Candle PERSONAL USE'" style:font-family-generic="modern" style:font-pitch="variable"/>
    <style:font-face style:name="Horror Korpus Clean PERSONAL" svg:font-family="'Horror Korpus Clean PERSONAL'" style:font-family-generic="modern" style:font-pitch="variable"/>
    <style:font-face style:name="ROG Fonts" svg:font-family="'ROG Fonts'"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Condensed" svg:font-family="'Bahnschrift Light Condensed'" style:font-family-generic="swiss" style:font-pitch="variable"/>
    <style:font-face style:name="Calibri" svg:font-family="Calibri" style:font-adornments="Italic" style:font-family-generic="swiss" style:font-pitch="variable"/>
    <style:font-face style:name="Candara Light" svg:font-family="'Candara Light'" style:font-adornments="Italic" style:font-family-generic="swiss" style:font-pitch="variable"/>
    <style:font-face style:name="Carlito" svg:font-family="Carlit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in" fo:margin-right="0in" fo:text-align="center" style:justify-single-word="false" fo:text-indent="0in" style:auto-text-indent="false" style:page-number="auto"/>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margin-left="0in" fo:margin-right="0in" fo:text-align="center" style:justify-single-word="false" fo:text-indent="0in" style:auto-text-indent="false"/>
      <style:text-properties style:font-name="AniMe Matrix - MB_EN" fo:font-size="40pt" style:font-size-asian="40pt" style:font-size-complex="40pt"/>
    </style:style>
    <style:style style:name="P4" style:family="paragraph" style:parent-style-name="Standard">
      <style:paragraph-properties fo:margin-left="0in" fo:margin-right="0in" fo:text-align="center" style:justify-single-word="false" fo:text-indent="0in" style:auto-text-indent="false"/>
      <style:text-properties style:font-name="Bahnschrift Condensed" fo:font-size="12pt" style:font-size-asian="12pt" style:font-size-complex="12pt"/>
    </style:style>
    <style:style style:name="P5" style:family="paragraph" style:parent-style-name="Standard">
      <style:paragraph-properties fo:margin-left="0in" fo:margin-right="0in" fo:text-align="center" style:justify-single-word="false" fo:text-indent="0in" style:auto-text-indent="false"/>
      <style:text-properties style:font-name="Bahnschrift Light Condensed" fo:font-size="12pt" style:font-size-asian="12pt" style:font-size-complex="12pt"/>
    </style:style>
    <style:style style:name="P6" style:family="paragraph" style:parent-style-name="Standard">
      <style:paragraph-properties fo:margin-left="0in" fo:margin-right="0in" fo:text-align="start" style:justify-single-word="false" fo:text-indent="0in" style:auto-text-indent="false"/>
      <style:text-properties style:font-name="Cascadia Mono" fo:font-size="12pt" style:font-size-asian="12pt" style:font-size-complex="12pt"/>
    </style:style>
    <style:style style:name="P7" style:family="paragraph" style:parent-style-name="Standard">
      <style:paragraph-properties fo:margin-left="0in" fo:margin-right="0in" fo:text-align="start" style:justify-single-word="false" fo:text-indent="0in" style:auto-text-indent="false"/>
      <style:text-properties style:font-name="Cascadia Mono1" fo:font-size="12pt" style:font-size-asian="12pt" style:font-size-complex="12pt"/>
    </style:style>
    <style:style style:name="P8" style:family="paragraph" style:parent-style-name="Standard" style:list-style-name="L1">
      <style:paragraph-properties fo:margin-left="0in" fo:margin-right="0in" fo:text-align="start" style:justify-single-word="false" fo:text-indent="0in" style:auto-text-indent="false"/>
      <style:text-properties style:font-name="Cascadia Mono1" fo:font-size="12pt" style:font-size-asian="12pt" style:font-size-complex="12pt"/>
    </style:style>
    <style:style style:name="P9" style:family="paragraph" style:parent-style-name="Standard">
      <style:paragraph-properties fo:margin-left="0in" fo:margin-right="0in" fo:text-align="center" style:justify-single-word="false" fo:text-indent="0in" style:auto-text-indent="false"/>
      <style:text-properties style:font-name="Cascadia Mono1" fo:font-size="12pt" style:font-size-asian="12pt" style:font-size-complex="12pt"/>
    </style:style>
    <style:style style:name="P10" style:family="paragraph" style:parent-style-name="Standard">
      <style:paragraph-properties fo:margin-left="0in" fo:margin-right="0in" fo:text-align="center" style:justify-single-word="false" fo:text-indent="0in" style:auto-text-indent="false"/>
      <style:text-properties style:font-name="ROG Fonts"/>
    </style:style>
    <style:style style:name="P11" style:family="paragraph" style:parent-style-name="Standard">
      <style:paragraph-properties fo:margin-left="0in" fo:margin-right="0in" fo:text-align="center" style:justify-single-word="false" fo:text-indent="0in" style:auto-text-indent="false"/>
      <style:text-properties style:font-name="ROG Fonts" fo:font-size="40pt" style:font-size-asian="40pt" style:font-size-complex="40pt"/>
    </style:style>
    <style:style style:name="T1" style:family="text">
      <style:text-properties fo:font-size="40pt" style:font-size-asian="40pt" style:font-size-complex="40pt"/>
    </style:style>
    <style:style style:name="T2" style:family="text">
      <style:text-properties fo:color="#ff0000" fo:font-size="66pt" style:font-size-asian="66pt" style:font-size-complex="66pt"/>
    </style:style>
    <style:style style:name="T3" style:family="text">
      <style:text-properties style:font-name="AniMe Matrix - MB_EN" fo:font-size="40pt" style:font-size-asian="40pt" style:font-size-complex="40pt"/>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T1">Project</text:span></text:p>
      <text:p text:style-name="P11">cyberVault<text:span text:style-name="T2">X</text:span></text:p>
      <text:p text:style-name="P3"/>
      <text:p text:style-name="P3"/>
      <text:p text:style-name="P3"/>
      <text:p text:style-name="P3"/>
      <text:p text:style-name="P3"/>
      <text:p text:style-name="P4"/>
      <text:p text:style-name="P4"/>
      <text:p text:style-name="P6"/>
      <text:p text:style-name="P6"/>
      <text:p text:style-name="P6"/>
      <text:p text:style-name="P6"><text:soft-page-break/>Title: CyberVault X - Your Futuristic File Management Companion<text:line-break/><text:line-break/>Abstract:</text:p>
      <text:p text:style-name="P6"><text:line-break/>CyberVault X is an innovative and visually captivating file manager app designed to immerse users in a cyberpunk-inspired digital world. With a seamless blend of utility and aesthetics, this app redefines file management for the modern era.<text:line-break/><text:line-break/>Key Features:<text:line-break/><text:line-break/>1. Neon Matrix Dashboard: At the heart of CyberVault X, the Neon Matrix Dashboard welcomes users with a dark, neon-lit interface. Here, users can effortlessly access recently used files and folders, customize their settings, and initiate searches with ease.<text:line-break/><text:line-break/>2. Data Archives: The Data Archives segment offers users a virtual archive aesthetic, complete with holographic icons and futuristic data storage units. Users can organize, secure, and manage their files using advanced features such as encryption and secure transfer.<text:line-break/><text:line-break/>3. Cyber Toolkit : In the Cyber Toolkit segment, users can tap into a suite of cyber-enhanced utility tools. From file shredding to system diagnostics, CyberVault X empowers users with tools to optimize and manage their digital world. Customization options allow users to tailor their experience.<text:line-break/><text:line-break/>4. Connectivity Nexus: The Connectivity Nexus segment represents the interconnectedness of the cyberpunk world. Users can seamlessly share files, collaborate in real time, and sync data across devices and cloud storage services. Social interactions and notifications enhance the user experience.<text:line-break/><text:line-break/>5. Net Runner AI Chat Integration: CyberVault X introduces "Net Runner," an AI chat companion with a holographic interface. Net Runner assists users with file-related tasks, answers questions, and offers guidance within the app's cyberpunk universe.<text:line-break/><text:line-break/></text:p>
      <text:p text:style-name="P6"/>
      <text:p text:style-name="P6">CyberVault X is not just a file manager; it's a cyberpunk journey. It offers a unique fusion of futuristic aesthetics, advanced file <text:soft-page-break/>management capabilities, and the companionship of an AI chatbot. With CyberVault X, users can navigate their digital realm like never before, all within a stunning cyberpunk-inspired environment.<text:line-break/><text:line-break/>---<text:line-break/><text:line-break/>This abstract highlights the key features and the immersive cyberpunk aesthetic of your file manager app while introducing the AI chat companion, "Net Runner." It sets the stage for users to explore and interact with their digital files in a futuristic and visually captivating wa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text:soft-page-break/>CyberVault X Declaration<text:line-break/><text:line-break/></text:p>
      <text:p text:style-name="P7">We, the creators and developers of CyberVault X, hereby declare the purpose, mission, and values that drive our commitment to providing an innovative and cutting-edge file management experience.<text:line-break/><text:line-break/>Purpose:<text:line-break/>CyberVault X is not merely a file manager; it is a portal to a cyberpunk-inspired digital world. Our purpose is to empower users to navigate, organize, and secure their digital lives with the utmost efficiency and style. We aim to blend utility with aesthetics, offering a unique and immersive file management solution.<text:line-break/><text:line-break/>Mission:<text:line-break/>Our mission is to revolutionize the way individuals interact with their digital content. We are dedicated to providing:<text:line-break/><text:line-break/>1. Innovation: We relentlessly pursue innovation, introducing advanced features and a visually captivating cyberpunk aesthetic that sets CyberVault X apart.<text:line-break/><text:line-break/>2. Efficiency: We strive to make file management effortless, providing users with tools and features that optimize their digital experience.<text:line-break/><text:line-break/>3. Security: We prioritize the security and privacy of user data, offering robust encryption and secure transfer options.<text:line-break/><text:line-break/>4. Customization: We believe in empowering users to tailor their experience, allowing them to personalize their digital workspace.<text:line-break/><text:line-break/>5. Collaboration: Through the Connectivity Nexus, we encourage collaboration and the seamless sharing of digital content.<text:line-break/><text:line-break/>Values:<text:line-break/>Our values guide every aspect of CyberVault X's development and operation:<text:line-break/><text:line-break/>1.User-Centricity: Users are at the core of our decisions. We prioritize their needs, preferences, and feedback in shaping the app's evolution.<text:line-break/></text:p>
      <text:p text:style-name="P7"><text:soft-page-break/></text:p>
      <text:list xml:id="list3774577988154702517" text:style-name="L1">
        <text:list-item>
          <text:p text:style-name="P8">Inclusivity: We are committed to making CyberVault X accessible and valuable to users of all backgrounds and abilities.<text:line-break/><text:line-break/>3. Continuous Improvement: We embrace a culture of continuous improvement, always seeking to enhance the app's features, performance, and security.<text:line-break/><text:line-break/>4. Transparency: We maintain transparency in our data practices, ensuring users have a clear understanding of how their data is managed and protected.<text:line-break/><text:line-break/>5. Ethical AI: Net Runner, our AI chat companion, is designed to respect user privacy and adhere to ethical principles.<text:line-break/><text:line-break/>Conclusion:<text:line-break/>CyberVault X is more than an app; it is a testament to our dedication to innovation, user empowerment, and the creation of a digital experience that marries form and function. With this declaration, we reaffirm our commitment to delivering a truly cyberpunk file management journey.</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
      <text:p text:style-name="P9">Introduction</text:p>
      <text:p text:style-name="P7"/>
      <text:p text:style-name="P7">CyberVault X: Unleash the Future of File Management<text:line-break/><text:line-break/>In an era where the digital realm intertwines seamlessly with our daily lives, the need for a file management solution that transcends convention has never been greater. Enter CyberVault X – a groundbreaking fusion of utility and aesthetics, engineered to immerse users in a cyberpunk-inspired digital universe.<text:line-break/><text:line-break/>A New Frontier in File Management:<text:line-break/>CyberVault X isn't just a file manager; it's a portal to a futuristic realm where form meets function. This innovative app redefines the way you navigate, organize, and secure your digital world. With cutting-edge features, an eye-catching cyberpunk aesthetic, and the guidance of a virtual AI companion, it transforms file management into an art form.<text:line-break/><text:line-break/>The Cyberpunk Aesthetic:<text:line-break/>At its core, CyberVault X presents the Neon Matrix, a central dashboard that beckons users into a neon-lit, cyberpunk cityscape. Here, your digital files come to life, displayed as neon-lit icons against a dark backdrop. Quick access buttons lead you to distinct segments, each tailored to a unique aspect of your digital experience.<text:line-break/><text:line-break/>Utility Meets Imagination:<text:line-break/>Discover the Data Archives, where files and folders reside on virtual shelves bathed in the glow of holographic icons. Dive into the Cyber Toolkit, a hub of cyber-enhanced utility tools and customization options. Explore the Connectivity Nexus, a network interface that connects you to a world of collaboration and synchronization.<text:line-break/><text:line-break/>Meet Net Runner, Your Digital Guide:<text:line-break/>But what sets CyberVault X apart is Net Runner, your AI chat companion. This holographic interface embodies the spirit of the net runners of cyberpunk lore. It offers assistance, answers questions, and enhances your interactions with your digital realm. Net Runner is not just an AI; it's a virtual partner, guiding you through the intricacies of your digital domain.<text:line-break/><text:line-break/><text:soft-page-break/>In the pages that follow, we invite you to embark on a journey into the future of file management. Experience the cyberpunk aesthetic, harness the power of cutting-edge tools, and let Net Runner be your guide. CyberVault X is not just an app; it's an invitation to reimagine your digital world.<text:line-break/><text:line-break/>Welcome to CyberVault X – where the future of file management unfolds before your eyes.<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FLOW CHART</text:p>
      <text:p text:style-name="P7"/>
      <text:p text:style-name="P7">Creating a detailed flowchart for a complex app like CyberVault X in a text-based interface isn't practical due to the app's extensive functionality. However, I can provide a simplified flowchart outline to give you a general idea of how the app's main sections connect. You would need a dedicated flowchart tool or software to create a comprehensive and visually detailed flowchart for the entire app.<text:line-break/><text:line-break/>Here's a simplified textual flowchart outline:<text:line-break/><text:line-break/><text:line-break/>Start<text:line-break/>|<text:line-break/>|---&gt; Main Dashboard (Neon Matrix)<text:line-break/>| <text:s text:c="4"/>|<text:line-break/>| <text:s text:c="4"/>|---&gt; Display Recently Accessed Files/Folders<text:line-break/>| <text:s text:c="4"/>|<text:line-break/>| <text:s text:c="4"/>|---&gt; Search Bar<text:line-break/>| <text:s text:c="4"/>|<text:line-break/>| <text:s text:c="4"/>|---&gt; Quick Access Buttons<text:line-break/>| <text:s text:c="10"/>|<text:line-break/>| <text:s text:c="10"/>|---&gt; Data Archives<text:line-break/>| <text:s text:c="10"/>|<text:line-break/>| <text:s text:c="10"/>|---&gt; Cyber Toolkit<text:line-break/>| <text:s text:c="10"/>|<text:line-break/>| <text:s text:c="10"/>|---&gt; Connectivity Nexus<text:line-break/>| <text:s text:c="10"/>|<text:line-break/>| <text:s text:c="10"/>|---&gt; Net Runner (AI Chatbot)<text:line-break/>|<text:line-break/>|---&gt; Data Archives (File Storage)<text:line-break/>| <text:s text:c="4"/>|<text:line-break/>| <text:s text:c="4"/>|---&gt; Display Files and Folders<text:line-break/>| <text:s text:c="4"/>|<text:line-break/>| <text:s text:c="4"/>|---&gt; File Actions<text:line-break/>| <text:s text:c="4"/>|<text:line-break/>| <text:s text:c="4"/>|---&gt; Advanced Features<text:line-break/>|<text:line-break/>|---&gt; Cyber Toolkit (Utility Tools)<text:line-break/>| <text:s text:c="4"/>|<text:line-break/>| <text:s text:c="4"/>|---&gt; Display Utility Tools<text:line-break/>| <text:s text:c="4"/>|<text:line-break/><text:soft-page-break/>| <text:s text:c="4"/>|---&gt; Customization Options<text:line-break/>|<text:line-break/>|---&gt; Connectivity Nexus (File Sharing and Sync)<text:line-break/>| <text:s text:c="4"/>|<text:line-break/>| <text:s text:c="4"/>|---&gt; Display Network Interface<text:line-break/>| <text:s text:c="4"/>|<text:line-break/>| <text:s text:c="4"/>|---&gt; File Sharing Options<text:line-break/>| <text:s text:c="4"/>|<text:line-break/>| <text:s text:c="4"/>|---&gt; Sync Options<text:line-break/>| <text:s text:c="4"/>|<text:line-break/>| <text:s text:c="4"/>|---&gt; Social Interaction<text:line-break/>|<text:line-break/>|---&gt; Net Runner (AI Chat Integration)<text:line-break/> <text:s text:c="5"/>|<text:line-break/> <text:s text:c="5"/>|---&gt; Display Chatbot Interface<text:line-break/> <text:s text:c="5"/>|<text:line-break/> <text:s text:c="5"/>|---&gt; Provide Assistance and Guidance<text:line-break/>|<text:line-break/>End<text:line-break/><text:line-break/><text:line-break/>This flowchart provides a simplified overview of how the different segments of CyberVault X connect and interact with each other. In a real-world scenario, each of these sections would have its own detailed flowchart, including user interactions, data flows, and decision poi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PROPOSED ALGORITHM</text:p>
      <text:p text:style-name="P7"/>
      <text:p text:style-name="P7">Designing a complete algorithm for a cyberpunk-style file manager app like CyberVault X is a complex task, and it would require detailed planning and development. However, I can provide you with a simplified outline of the algorithm, covering key aspects of the app's functionality. Please note that this is a high-level overview, and actual implementation details would require collaboration with developers and designers.<text:line-break/><text:line-break/>1. Initialization:<text:line-break/> <text:s text:c="2"/>- Load the app's main dashboard, the Neon Matrix.<text:line-break/> <text:s text:c="2"/>- Initialize the file system and retrieve the user's files and folders.<text:line-break/> <text:s text:c="2"/>- Set up user profile settings and preferences.<text:line-break/> <text:s text:c="2"/>- Initialize the Net Runner AI chatbot.<text:line-break/><text:line-break/>2. Main Dashboard (Neon Matrix):<text:line-break/> <text:s text:c="2"/>- Display recently accessed files and folders in a grid or list view.<text:line-break/> <text:s text:c="2"/>- Implement a search bar for quick file search.<text:line-break/> <text:s text:c="2"/>- Provide quick access buttons to navigate to other app segments (Data Archives, Cyber Toolkit, Connectivity Nexus, and Net Runner).<text:line-break/><text:line-break/>3. Data Archives (File Storage):<text:line-break/> <text:s text:c="2"/>- Display files and folders in a virtual archive aesthetic with shelves and holographic icons.<text:line-break/> <text:s text:c="2"/>- Enable file actions such as open, rename, move, and delete.<text:line-break/> <text:s text:c="2"/>- Implement advanced features like encryption and secure file transfer.<text:line-break/> <text:s text:c="2"/>- Allow users to organize files and create virtual lockers.<text:line-break/><text:line-break/>4. Cyber Toolkit (Utility Tools):<text:line-break/> <text:s text:c="2"/>- Offer a suite of cyber-enhanced utility tools:<text:line-break/> <text:s text:c="4"/>- File shredder for secure file deletion.<text:line-break/> <text:s text:c="4"/>- Data converter for file format transformation.<text:line-break/> <text:s text:c="4"/>- System diagnostics for device health assessment.<text:line-break/> <text:s text:c="4"/>- Optimization tools for improving device performance.<text:line-break/> <text:s text:c="2"/>- Provide customization options for themes, styles, and user preferences.<text:line-break/><text:soft-page-break/><text:line-break/>5. Connectivity Nexus (File Sharing and Sync):<text:line-break/> <text:s text:c="2"/>- Display a network interface with nodes and data flow visualization.<text:line-break/> <text:s text:c="2"/>- Implement file sharing options via email, social media, and real-time collaboration.<text:line-break/> <text:s text:c="2"/>- Enable data synchronization with cloud storage services and between devices.<text:line-break/> <text:s text:c="2"/>- Facilitate social interactions, user profiles, and notifications.<text:line-break/><text:line-break/>6. Net Runner AI Chat Integration:<text:line-break/> <text:s text:c="2"/>- Integrate a floating chatbot icon for easy access.<text:line-break/> <text:s text:c="2"/>- Enable the chatbot to provide assistance, answer questions, and offer file-related help.<text:line-break/> <text:s text:c="2"/>- Allow the chatbot to interact with file operations, retrieve information, and guide users within the app.<text:line-break/><text:line-break/>7. User Interactions and Navigation:<text:line-break/> <text:s text:c="2"/>- Implement user interactions through UI elements like buttons, icons, and menus.<text:line-break/> <text:s text:c="2"/>- Allow navigation between app segments and the chatbot interface.<text:line-break/> <text:s text:c="2"/>- Capture user input, process requests, and trigger relevant actions.<text:line-break/><text:line-break/>8. Data Security and Privacy:<text:line-break/> <text:s text:c="2"/>- Ensure robust data encryption for sensitive files and user information.<text:line-break/> <text:s text:c="2"/>- Protect user privacy in interactions with the chatbot.<text:line-break/> <text:s text:c="2"/>- Implement authentication and authorization mechanisms.<text:line-break/><text:line-break/>9. Error Handling and Feedback:<text:line-break/> <text:s text:c="2"/>- Provide clear error messages and feedback for user actions.<text:line-break/> <text:s text:c="2"/>- Handle exceptions, network errors, and unexpected behavior gracefully.<text:line-break/><text:line-break/>10. User Assistance and Guidance:<text:line-break/> <text:s text:c="3"/>- Offer in-app tutorials, tooltips, or user guides for first-time users.<text:line-break/> <text:s text:c="3"/>- Use Net Runner to provide contextual guidance and tips.<text:line-break/><text:line-break/>11. Continuous Improvement:<text:line-break/> <text:s text:c="3"/>- Gather user feedback and analytics to identify areas for <text:soft-page-break/>improvement.<text:line-break/> <text:s text:c="3"/>- Regularly update the app to enhance features, performance, and security.<text:line-break/><text:line-break/>This algorithm outline covers the major components and functionalities of CyberVault X. Developing the app would require translating these concepts into actual code, UI/UX design, and rigorous testing to create a seamless and user-friendly experien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MODULE DESCRIPTION</text:p>
      <text:p text:style-name="P7"/>
      <text:p text:style-name="P7">Module Name: CyberVault X<text:line-break/><text:line-break/>module Description:<text:line-break/><text:line-break/>1. Neon Matrix (Main Dashboard):<text:line-break/> <text:s text:c="2"/>- <text:span text:style-name="T4">Description</text:span>: The Neon Matrix serves as the central hub of CyberVault X, welcoming users into a visually captivating cyberpunk-inspired interface. It provides quick access to various segments and essential features.<text:line-break/> <text:s text:c="2"/>- <text:span text:style-name="T4">Functionalities</text:span>:<text:line-break/> <text:s text:c="4"/>- Display recently accessed files and folders in a grid or list view.<text:line-break/> <text:s text:c="4"/>- Implement a search bar for quick file search.<text:line-break/> <text:s text:c="4"/>- Offer quick access buttons to navigate to other app segments.<text:line-break/> <text:s text:c="4"/>- Present a floating chatbot icon for AI chat integration.<text:line-break/><text:line-break/>2. Data Archives (File Storage):<text:line-break/> <text:s text:c="2"/>- <text:span text:style-name="T4">Description</text:span>: The Data Archives module offers users a virtual archive environment where they can manage and organize their files and folders efficiently.<text:line-break/> <text:s text:c="2"/>- <text:span text:style-name="T4">Functionalities</text:span>:<text:line-break/> <text:s text:c="4"/>- Display files and folders on virtual shelves with holographic icons.<text:line-break/> <text:s text:c="4"/>- Enable file actions such as open, rename, move, and delete.<text:line-break/> <text:s text:c="4"/>- Implement advanced features like file encryption and secure transfer.<text:line-break/> <text:s text:c="4"/>- Allow users to create virtual lockers for additional security.<text:line-break/><text:line-break/>3. Cyber Toolkit (Utility Tools):<text:line-break/> <text:s text:c="2"/>- <text:span text:style-name="T4">Description</text:span>: The Cyber Toolkit provides users with a suite of cyber-enhanced utility tools and customization options to optimize their digital experience.<text:line-break/> <text:s text:c="2"/>- <text:span text:style-name="T4">Functionalities</text:span>:<text:line-break/> <text:s text:c="4"/>- Offer utility tools like a file shredder, data converter, system diagnostics, and optimization tools.<text:line-break/> <text:s text:c="4"/>- Provide customization options for themes, styles, and user preferences.<text:line-break/><text:line-break/>4. Connectivity Nexus (File Sharing and Sync):<text:line-break/> <text:s text:c="2"/>- <text:span text:style-name="T4">Description</text:span>: The Connectivity Nexus represents the <text:soft-page-break/>interconnectedness of the cyberpunk world, enabling users to share, collaborate, and synchronize their digital content.<text:line-break/> <text:s text:c="2"/>- <text:span text:style-name="T4">Functionalities</text:span>:<text:line-break/> <text:s text:c="4"/>- Display a network interface with nodes and data flow visualization.<text:line-break/> <text:s text:c="4"/>- Implement file sharing options via email, social media, and real-time collaboration.<text:line-break/> <text:s text:c="4"/>- Enable data synchronization with cloud storage services and between devices.<text:line-break/> <text:s text:c="4"/>- Facilitate social interactions, user profiles, and notifications.<text:line-break/><text:line-break/>5. Net Runner (AI Chat Integration):<text:line-break/> <text:s text:c="2"/>-Description: Net Runner is the AI chat companion of CyberVault X, embodying the spirit of the net runners of cyberpunk lore. It offers assistance, answers questions, and enhances user interactions within the app's cyberpunk universe.<text:line-break/> <text:s text:c="2"/>- <text:span text:style-name="T4">Functionalities</text:span>:<text:line-break/> <text:s text:c="4"/>- Integrate a floating chatbot icon for easy access.<text:line-break/> <text:s text:c="4"/>- Enable the chatbot to provide assistance, answer questions, and offer file-related help.<text:line-break/> <text:s text:c="4"/>- Allow the chatbot to interact with file operations, retrieve information, and guide users within the app.<text:line-break/><text:line-break/>This module description outlines the core functionalities of CyberVault X, highlighting how each module contributes to the app's immersive cyberpunk file management experience. Users can seamlessly navigate, organize, secure, and collaborate with their digital content while being guided by the virtual AI companion, Net Runner.</text:p>
      <text:p text:style-name="P7"/>
      <text:p text:style-name="P7">6. User Interactions and Navigation:<text:line-break/> <text:s text:c="2"/>- <text:span text:style-name="T4">Description</text:span>: This module encompasses the user interface (UI) elements and interactions that enable users to navigate and interact with the app's features.<text:line-break/> <text:s text:c="2"/>- <text:span text:style-name="T4">Functionalities</text:span>:<text:line-break/> <text:s text:c="4"/>- Implement user-friendly UI elements such as buttons, icons, menus, and dialogs.<text:line-break/> <text:s text:c="4"/>- Allow smooth navigation between different app segments and screens.<text:line-break/> <text:s text:c="4"/>- Capture user input and process requests effectively.<text:line-break/><text:line-break/>7. Data Security and Privacy:<text:line-break/><text:soft-page-break/> <text:s text:c="2"/>- <text:span text:style-name="T4">Description</text:span>: Data security and privacy are paramount in CyberVault X, ensuring that users' sensitive information and files are protected.<text:line-break/> <text:s text:c="2"/>- <text:span text:style-name="T4">Functionalities</text:span>:<text:line-break/> <text:s text:c="4"/>- Implement robust data encryption techniques to safeguard sensitive files and user data.<text:line-break/> <text:s text:c="4"/>- Prioritize user privacy in all interactions, including those with the AI chatbot.<text:line-break/> <text:s text:c="4"/>- Incorporate authentication and authorization mechanisms for secure access.<text:line-break/><text:line-break/>8. Error Handling and Feedback:<text:line-break/> <text:s text:c="2"/>- <text:span text:style-name="T4">Description</text:span>: Effective error handling and feedback mechanisms are essential for a smooth user experience in CyberVault X.<text:line-break/> <text:s text:c="2"/>- <text:span text:style-name="T4">Functionalities</text:span>:<text:line-break/> <text:s text:c="4"/>- Provide clear and informative error messages to guide users in case of issues or incorrect actions.<text:line-break/> <text:s text:c="4"/>- Handle exceptions, network errors, and unexpected behaviors gracefully, preventing data loss or app crashes.<text:line-break/><text:line-break/>*9. User Assistance and Guidance:*<text:line-break/> <text:s text:c="2"/>- <text:span text:style-name="T4">Description</text:span>: To ensure users can maximize the app's capabilities, this module offers assistance and guidance features.<text:line-break/> <text:s text:c="2"/>- <text:span text:style-name="T4">Functionalities</text:span>:<text:line-break/> <text:s text:c="4"/>- Offer in-app tutorials, tooltips, or user guides to assist both new and experienced users.<text:line-break/> <text:s text:c="4"/>- Utilize Net Runner to provide contextual guidance, tips, and answers to common user queries.<text:line-break/><text:line-break/>10. Continuous Improvement:<text:line-break/> <text:s text:c="3"/>- <text:span text:style-name="T4">Description</text:span>: The journey of CyberVault X doesn't end with its initial release. This module is dedicated to ongoing improvements and enhancements.<text:line-break/> <text:s text:c="3"/>- <text:span text:style-name="T4">Functionalities</text:span>:<text:line-break/> <text:s text:c="5"/>- Gather user feedback and analytics to identify areas for improvement.<text:line-break/> <text:s text:c="5"/>- Regularly release updates to enhance features, performance, and security, ensuring the app stays at the cutting edge of file management.<text:line-break/><text:line-break/></text:p>
      <text:p text:style-name="P7"/>
      <text:p text:style-name="P7"><text:soft-page-break/></text:p>
      <text:p text:style-name="P7">Conclusion:</text:p>
      <text:p text:style-name="P7"><text:line-break/>The CyberVault X module description provides an in-depth overview of the app's core modules and functionalities. Each module contributes to the overall goal of offering users a cyberpunk-inspired file management experience that seamlessly combines utility and aesthetics. With an innovative design and the assistance of Net Runner, users can navigate, secure, and collaborate within their digital world like never befor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scadia Code ExtraLight" svg:font-family="'Cascadia Code ExtraLight'" style:font-family-generic="modern" style:font-pitch="fixed"/>
    <style:font-face style:name="Cascadia Mono1" svg:font-family="'Cascadia Mono'" style:font-family-generic="modern" style:font-pitch="fixed"/>
    <style:font-face style:name="Cascadia Mono" svg:font-family="'Cascadia Mono'" style:font-adornments="Italic" style:font-family-generic="modern" style:font-pitch="fixed"/>
    <style:font-face style:name="AniMe Matrix - MB_EN" svg:font-family="'AniMe Matrix - MB_EN'" style:font-pitch="variable"/>
    <style:font-face style:name="Devil Candle PERSONAL USE" svg:font-family="'Devil Candle PERSONAL USE'" style:font-family-generic="modern" style:font-pitch="variable"/>
    <style:font-face style:name="Horror Korpus Clean PERSONAL" svg:font-family="'Horror Korpus Clean PERSONAL'" style:font-family-generic="modern" style:font-pitch="variable"/>
    <style:font-face style:name="ROG Fonts" svg:font-family="'ROG Fonts'"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Condensed" svg:font-family="'Bahnschrift Light Condensed'" style:font-family-generic="swiss" style:font-pitch="variable"/>
    <style:font-face style:name="Calibri" svg:font-family="Calibri" style:font-adornments="Italic" style:font-family-generic="swiss" style:font-pitch="variable"/>
    <style:font-face style:name="Candara Light" svg:font-family="'Candara Light'" style:font-adornments="Italic" style:font-family-generic="swiss" style:font-pitch="variable"/>
    <style:font-face style:name="Carlito" svg:font-family="Carlito"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m chand</meta:initial-creator>
    <meta:creation-date>2023-10-07T10:18:40.75</meta:creation-date>
    <meta:document-statistic meta:table-count="0" meta:image-count="0" meta:object-count="0" meta:page-count="16" meta:paragraph-count="19" meta:word-count="2642" meta:character-count="17951"/>
    <dc:date>2023-10-07T11:21:37.37</dc:date>
    <dc:creator>hem chand</dc:creator>
    <meta:editing-duration>PT2M16S</meta:editing-duration>
    <meta:editing-cycles>1</meta:editing-cycles>
    <meta:generator>OpenOffice/4.1.14$Win32 OpenOffice.org_project/4114m1$Build-9811</meta:generator>
  </office:meta>
</office:document-meta>
</file>